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7200000172EF015A1D45326258.png" manifest:media-type="image/png"/>
  <manifest:file-entry manifest:full-path="Pictures/1000020100000297000000B10FB42B4B2AC4435B.png" manifest:media-type="image/png"/>
  <manifest:file-entry manifest:full-path="Pictures/10000201000001F600000104C7563C5883499B70.png" manifest:media-type="image/png"/>
  <manifest:file-entry manifest:full-path="Pictures/1000020100000221000000D2DE4025070D16D418.png" manifest:media-type="image/png"/>
  <manifest:file-entry manifest:full-path="Pictures/10000201000002D7000002F08C282BE88D7C83ED.png" manifest:media-type="image/png"/>
  <manifest:file-entry manifest:full-path="Pictures/1000020100000264000000DC17A46B0CCF4BA1C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exMincho" svg:font-family="IPAexMincho" style:font-pitch="variable"/>
    <style:font-face style:name="IPAexMincho1" svg:font-family="IPAexMinch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3.426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132cm" fo:min-width="0.389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926cm, 2.022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4.245cm, 10.666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5.757cm, 1.099cm, 1.305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3.698cm, 12.415cm)" draw:image-opacity="100%" style:mirror="none"/>
    </style:style>
    <style:style style:name="gr8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385cm" fo:min-width="0.135cm" fo:padding-top="0.165cm" fo:padding-bottom="0.165cm" fo:padding-left="0.29cm" fo:padding-right="0.29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408cm, 4.154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fo:min-height="0.738cm"/>
    </style:style>
    <style:style style:name="gr11" style:family="graphic" style:parent-style-name="standard">
      <style:graphic-properties draw:stroke="none" svg:stroke-color="#000000" draw:fill="none" draw:fill-color="#ffffff" fo:min-height="0.512cm"/>
    </style:style>
    <style:style style:name="gr12" style:family="graphic" style:parent-style-name="standard">
      <style:graphic-properties draw:stroke="none" svg:stroke-color="#000000" draw:fill="none" draw:fill-color="#ffffff" fo:min-height="0.717cm"/>
    </style:style>
    <style:style style:name="gr13" style:family="graphic" style:parent-style-name="standard">
      <style:graphic-properties draw:stroke="none" svg:stroke-color="#000000" draw:fill="none" draw:fill-color="#ffffff" fo:min-height="0.412cm"/>
    </style:style>
    <style:style style:name="gr14" style:family="graphic" style:parent-style-name="standard">
      <style:graphic-properties draw:stroke="none" svg:stroke-color="#000000" draw:fill="none" draw:fill-color="#ffffff" fo:min-height="0.86cm"/>
    </style:style>
    <style:style style:name="gr15" style:family="graphic" style:parent-style-name="standard">
      <style:graphic-properties draw:stroke="solid" svg:stroke-color="#6666ff" draw:fill="none" draw:fill-color="#3399ff" fo:min-height="13.97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loext:graphic-properties draw:fill="none"/>
      <style:paragraph-properties fo:text-align="center"/>
      <style:text-properties fo:font-weight="bold"/>
    </style:style>
    <style:style style:name="P4" style:family="paragraph">
      <style:text-properties style:font-name="IPAexMincho" fo:font-size="12pt" style:font-name-asian="IPAexMincho"/>
    </style:style>
    <style:style style:name="P5" style:family="paragraph">
      <loext:graphic-properties draw:fill="none" draw:fill-color="#ffffff"/>
      <style:paragraph-properties style:writing-mode="lr-tb"/>
      <style:text-properties style:font-name="IPAexMincho" fo:font-size="12pt" style:font-name-asian="IPAexMincho" style:font-size-asian="18pt" style:font-size-complex="18pt"/>
    </style:style>
    <style:style style:name="P6" style:family="paragraph">
      <style:text-properties style:font-name="IPAexMincho" fo:font-size="11pt" style:font-name-asian="IPAexMincho" style:font-size-asian="11pt" style:font-size-complex="11pt"/>
    </style:style>
    <style:style style:name="P7" style:family="paragraph">
      <loext:graphic-properties draw:fill="none" draw:fill-color="#ffffff"/>
      <style:paragraph-properties style:writing-mode="lr-tb"/>
      <style:text-properties style:font-name="IPAexMincho" fo:font-size="11pt" style:font-name-asian="IPAexMincho" style:font-size-asian="11pt" style:font-size-complex="11pt"/>
    </style:style>
    <style:style style:name="P8" style:family="paragraph">
      <loext:graphic-properties draw:fill="none" draw:fill-color="#3399ff"/>
      <style:paragraph-properties style:writing-mode="lr-tb"/>
      <style:text-properties fo:font-size="12pt"/>
    </style:style>
    <style:style style:name="T1" style:family="text">
      <style:text-properties style:font-name="IPAexMincho" fo:font-size="10.5pt" style:font-name-asian="IPAexMincho" style:font-size-asian="15pt" style:font-size-complex="15pt"/>
    </style:style>
    <style:style style:name="T2" style:family="text">
      <style:text-properties style:font-name="IPAexMincho" fo:font-size="11pt" style:font-name-asian="IPAexMincho" style:font-size-asian="11pt" style:font-size-complex="11pt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747cm" svg:height="4.02cm" svg:x="3.111cm" svg:y="3.964cm">
          <draw:image xlink:href="Pictures/10000201000002D7000002F08C282BE88D7C83ED.png" xlink:type="simple" xlink:show="embed" xlink:actuate="onLoad" loext:mime-type="image/png">
            <text:p/>
          </draw:image>
        </draw:frame>
        <draw:frame draw:style-name="gr2" draw:text-style-name="P1" draw:layer="layout" svg:width="7.222cm" svg:height="2.596cm" svg:x="9.509cm" svg:y="4.982cm">
          <draw:image xlink:href="Pictures/1000020100000264000000DC17A46B0CCF4BA1CE.png" xlink:type="simple" xlink:show="embed" xlink:actuate="onLoad" loext:mime-type="image/png">
            <text:p/>
          </draw:image>
        </draw:frame>
        <draw:custom-shape draw:style-name="gr3" draw:text-style-name="P2" draw:layer="layout" svg:width="1.016cm" svg:height="0.762cm" svg:x="8.239cm" svg:y="6.2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4" draw:text-style-name="P1" draw:layer="layout" svg:width="5.587cm" svg:height="1.861cm" svg:x="2.905cm" svg:y="8.926cm">
            <draw:image xlink:href="Pictures/1000020100000221000000D2DE4025070D16D418.png" xlink:type="simple" xlink:show="embed" xlink:actuate="onLoad" loext:mime-type="image/png">
              <text:p/>
            </draw:image>
          </draw:frame>
          <draw:frame draw:style-name="gr5" draw:text-style-name="P1" draw:layer="layout" svg:width="1.735cm" svg:height="0.59cm" svg:x="6.742cm" svg:y="8.926cm">
            <draw:image xlink:href="Pictures/1000020100000221000000D2DE4025070D16D418.png" xlink:type="simple" xlink:show="embed" xlink:actuate="onLoad" loext:mime-type="image/png">
              <text:p/>
            </draw:image>
          </draw:frame>
        </draw:g>
        <draw:custom-shape draw:style-name="gr3" draw:text-style-name="P2" draw:layer="layout" svg:width="1.016cm" svg:height="0.762cm" svg:x="8.747cm" svg:y="9.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6" draw:text-style-name="P1" draw:layer="layout" svg:width="5.464cm" svg:height="1.905cm" svg:x="10.779cm" svg:y="8.882cm">
            <draw:image xlink:href="Pictures/1000020100000297000000B10FB42B4B2AC4435B.png" xlink:type="simple" xlink:show="embed" xlink:actuate="onLoad" loext:mime-type="image/png">
              <text:p/>
            </draw:image>
          </draw:frame>
          <draw:frame draw:style-name="gr7" draw:text-style-name="P1" draw:layer="layout" svg:width="2.419cm" svg:height="0.426cm" svg:x="13.825cm" svg:y="8.938cm">
            <draw:image xlink:href="Pictures/1000020100000297000000B10FB42B4B2AC4435B.png" xlink:type="simple" xlink:show="embed" xlink:actuate="onLoad" loext:mime-type="image/png">
              <text:p/>
            </draw:image>
          </draw:frame>
        </draw:g>
        <draw:custom-shape draw:style-name="gr8" draw:text-style-name="P3" draw:layer="layout" svg:width="0.635cm" svg:height="0.635cm" svg:x="14.335cm" svg:y="4.81cm">
          <text:p/>
          <draw:enhanced-geometry svg:viewBox="0 0 21600 21600" draw:type="rectangle" draw:enhanced-path="M 0 0 L 21600 0 21600 21600 0 21600 0 0 Z N"/>
        </draw:custom-shape>
        <draw:frame draw:style-name="gr9" draw:text-style-name="P1" draw:layer="layout" svg:width="5.405cm" svg:height="3.683cm" svg:x="2.905cm" svg:y="12.811cm">
          <draw:image xlink:href="Pictures/100002010000027200000172EF015A1D45326258.png" xlink:type="simple" xlink:show="embed" xlink:actuate="onLoad" loext:mime-type="image/png">
            <text:p/>
          </draw:image>
        </draw:frame>
        <draw:frame draw:name="Shape7" draw:style-name="gr10" draw:text-style-name="P5" draw:layer="layout" svg:width="6.921cm" svg:height="0.988cm" svg:x="2.461cm" svg:y="7.985cm">
          <draw:text-box draw:corner-radius="0.275cm">
            <text:p text:style-name="P4"><text:span text:style-name="T1">１ </text:span><text:span text:style-name="T1">Text editor</text:span><text:span text:style-name="T1">を開こう</text:span></text:p>
          </draw:text-box>
        </draw:frame>
        <draw:frame draw:name="Shape7" draw:style-name="gr11" draw:text-style-name="P7" draw:layer="layout" svg:width="8.848cm" svg:height="1.031cm" svg:x="9.17cm" svg:y="7.858cm">
          <draw:text-box>
            <text:p text:style-name="P6"><text:span text:style-name="T2">2 </text:span><text:span text:style-name="T2">キーボードのアイコンになっていることを</text:span></text:p>
            <text:p text:style-name="P6"><text:span text:style-name="T2">　　確認して半角を入力しよう</text:span></text:p>
          </draw:text-box>
        </draw:frame>
        <draw:frame draw:name="Shape7" draw:style-name="gr12" draw:text-style-name="P7" draw:layer="layout" svg:width="8.255cm" svg:height="1.031cm" svg:x="2.27cm" svg:y="10.652cm">
          <draw:text-box>
            <text:p text:style-name="P6"><text:span text:style-name="T2">3 </text:span><text:span text:style-name="T2">半角のアルファベットを入力し終えたら</text:span></text:p>
            <text:p text:style-name="P6"><text:span text:style-name="T2">　右上のキーボードアイコンをクリック</text:span></text:p>
          </draw:text-box>
        </draw:frame>
        <draw:frame draw:name="Shape7" draw:style-name="gr13" draw:text-style-name="P7" draw:layer="layout" svg:width="7.617cm" svg:height="0.662cm" svg:x="10.147cm" svg:y="10.752cm">
          <draw:text-box>
            <text:p text:style-name="P6"><text:span text:style-name="T2">4 </text:span><text:span text:style-name="T2">アイコンが変わったことを確認しよう</text:span></text:p>
          </draw:text-box>
        </draw:frame>
        <draw:custom-shape draw:style-name="gr3" draw:text-style-name="P2" draw:layer="layout" svg:width="1.016cm" svg:height="0.762cm" svg:x="8.62cm" svg:y="14.3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layer="layout" svg:width="6.858cm" svg:height="3.552cm" svg:x="10.144cm" svg:y="12.815cm">
          <draw:image xlink:href="Pictures/10000201000001F600000104C7563C5883499B70.png" xlink:type="simple" xlink:show="embed" xlink:actuate="onLoad" loext:mime-type="image/png">
            <text:p/>
          </draw:image>
        </draw:frame>
        <draw:frame draw:name="Shape7" draw:style-name="gr14" draw:text-style-name="P7" draw:layer="layout" svg:width="6.589cm" svg:height="1.11cm" svg:x="2.666cm" svg:y="16.908cm">
          <draw:text-box>
            <text:p text:style-name="P6"><text:span text:style-name="T2">5 </text:span><text:span text:style-name="T2">アイコンを右クリックして、</text:span></text:p>
            <text:p text:style-name="P6"><text:span text:style-name="T2">全角英数を選択</text:span></text:p>
          </draw:text-box>
        </draw:frame>
        <draw:frame draw:name="Shape7" draw:style-name="gr14" draw:text-style-name="P7" draw:layer="layout" svg:width="6.589cm" svg:height="1.11cm" svg:x="10.286cm" svg:y="16.781cm">
          <draw:text-box>
            <text:p text:style-name="P6"><text:span text:style-name="T2">6 </text:span><text:span text:style-name="T2">入力</text:span></text:p>
          </draw:text-box>
        </draw:frame>
        <draw:frame draw:name="Shape1" draw:style-name="gr15" draw:text-style-name="P8" draw:layer="layout" svg:width="15.181cm" svg:height="14.224cm" svg:x="2.456cm" svg:y="3.794cm">
          <draw:text-box>
            <text:p><text:span text:style-name="T3"/></text:p>
            <text:p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PAexMincho" svg:font-family="IPAexMincho" style:font-pitch="variable"/>
    <style:font-face style:name="IPAexMincho1" svg:font-family="IPAexMinch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10T17:59:39.549689904</meta:creation-date>
    <dc:date>2021-08-10T18:23:37.918080901</dc:date>
    <meta:editing-duration>PT3M49S</meta:editing-duration>
    <meta:editing-cycles>1</meta:editing-cycles>
    <meta:generator>LibreOffice/6.1.5.2$Linux_X86_64 LibreOffice_project/10$Build-2</meta:generator>
    <meta:document-statistic meta:object-count="21"/>
  </office:meta>
</office:document-meta>
</file>